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14pt" fo:font-weight="bold" officeooo:rsid="000552fa" officeooo:paragraph-rsid="000552fa" style:font-size-asian="12.25pt" style:font-weight-asian="bold" style:font-size-complex="14pt" style:font-weight-complex="bold"/>
    </style:style>
    <style:style style:name="P2" style:family="paragraph" style:parent-style-name="Standard">
      <style:paragraph-properties fo:text-align="start" style:justify-single-word="false"/>
      <style:text-properties fo:font-size="14pt" fo:font-weight="bold" officeooo:rsid="00066d6b" officeooo:paragraph-rsid="00066d6b" style:font-size-asian="12.25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officeooo:rsid="00069a4a" officeooo:paragraph-rsid="00069a4a"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officeooo:rsid="00073585" officeooo:paragraph-rsid="00073585" style:font-size-asian="12.25pt" style:font-weight-asian="bold" style:font-size-complex="14pt" style:font-weight-complex="bold"/>
    </style:style>
    <style:style style:name="P5" style:family="paragraph" style:parent-style-name="Standard">
      <style:paragraph-properties fo:text-align="center" style:justify-single-word="false"/>
      <style:text-properties fo:font-size="14pt" fo:font-weight="normal" officeooo:rsid="0003d3a3" officeooo:paragraph-rsid="0003d3a3"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fo:font-size="26pt" fo:font-weight="bold" officeooo:rsid="0003d3a3" officeooo:paragraph-rsid="0003d3a3" style:font-size-asian="26pt" style:font-weight-asian="bold" style:font-size-complex="26pt" style:font-weight-complex="bold"/>
    </style:style>
    <style:style style:name="P7" style:family="paragraph" style:parent-style-name="Standard">
      <style:paragraph-properties fo:text-align="start" style:justify-single-word="false"/>
      <style:text-properties officeooo:paragraph-rsid="00066d6b"/>
    </style:style>
    <style:style style:name="T1" style:family="text">
      <style:text-properties fo:font-weight="normal" style:font-weight-asian="normal" style:font-weight-complex="normal"/>
    </style:style>
    <style:style style:name="T2" style:family="text">
      <style:text-properties fo:font-weight="normal" officeooo:rsid="00069a4a" style:font-weight-asian="normal" style:font-weight-complex="normal"/>
    </style:style>
    <style:style style:name="T3" style:family="text">
      <style:text-properties fo:font-weight="normal" officeooo:rsid="0007f3e9" style:font-weight-asian="normal" style:font-weight-complex="normal"/>
    </style:style>
    <style:style style:name="T4" style:family="text">
      <style:text-properties fo:font-size="14pt" fo:font-weight="normal" officeooo:rsid="00066d6b" style:font-size-asian="12.25pt" style:font-weight-asian="normal" style:font-size-complex="14pt" style:font-weight-complex="normal"/>
    </style:style>
    <style:style style:name="T5" style:family="text">
      <style:text-properties fo:font-size="14pt" fo:font-weight="normal" officeooo:rsid="00069a4a" style:font-size-asian="12.25pt" style:font-weight-asian="normal" style:font-size-complex="14pt" style:font-weight-complex="normal"/>
    </style:style>
    <style:style style:name="T6" style:family="text">
      <style:text-properties fo:font-size="14pt" fo:font-weight="normal" officeooo:rsid="00073585" style:font-size-asian="12.25pt" style:font-weight-asian="normal" style:font-size-complex="14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Back-control</text:p>
      <text:p text:style-name="P5"/>
      <text:p text:style-name="P1">Rôle : <text:span text:style-name="T1">Coordonner le backend pour effectuer les requêtes.</text:span></text:p>
      <text:p text:style-name="P1"><text:span text:style-name="T1"/></text:p>
      <text:p text:style-name="P2"><text:span text:style-name="T1">Pour chaque action, un thread sera lancé avec la fonction de l’action pour accomplir la tâche. </text:span><text:span text:style-name="T2">Nous aurons notre thread de départ qui coordonnera tous les autres.</text:span></text:p>
      <text:p text:style-name="P2"><text:span text:style-name="T1"/></text:p>
      <text:p text:style-name="P2">Action :</text:p>
      <text:p text:style-name="P2"><text:span text:style-name="T1"/></text:p>
      <text:p text:style-name="P2">Vérification des requêtes</text:p>
      <text:p text:style-name="P7"><text:span text:style-name="T4">Dans une boucle, on regarde toutes les requêtes dans la base de donnée et on détermine lesquelles ne sont pas encore lancées. Quand un des threads récupère une des requêtes, </text:span><text:span text:style-name="T5">il demande l’accès à un </text:span><text:span text:style-name="T6">verrou</text:span><text:span text:style-name="T5">. S’il a l’accès, le thread refait une demande à la base de donnée pour voir si la requête a déjà été lancé ou non. Si c’est le cas, le thread libère le </text:span><text:span text:style-name="T6">verrou</text:span><text:span text:style-name="T5"> et continue à regarder la liste des requêtes.</text:span></text:p>
      <text:p text:style-name="P2"><text:span text:style-name="T2"/></text:p>
      <text:p text:style-name="P4"><text:span text:style-name="T2">A</text:span><text:span text:style-name="T1">près avoir récupéré la requête, le thread regarde dans la base de donnée les hôtes disponibles. Le thread demande l’accès à un verrou différent afin de voir les ressources disponibles, choisir un hôte, mettre à jour cette base de donnée et libérer le verrou. Les ressources seront concrètement le nombre de thread disponible. Ce nombre peut descendre en négative au fur à mesure des jobs envoyés à l’hôte.</text:span></text:p>
      <text:p text:style-name="P4"><text:span text:style-name="T1">Après avoir eu accès aux coordonnés et au mots de passe, par une connexion ssh, un container docker est lancé avec comme argument, l’identifiant de la requête et le nombre de thread autorisé.</text:span></text:p>
      <text:p text:style-name="P4"><text:span text:style-name="T1"/></text:p>
      <text:p text:style-name="P3"><text:span text:style-name="T1">Dès qu’il termine </text:span><text:span text:style-name="T3">de vérifier toutes les requêtes</text:span><text:span text:style-name="T1">, le thread s’endort pendant quelques secondes et ensuite, recommence.</text:span></text:p>
      <text:p text:style-name="P4"><text:span text:style-name="T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03T16:28:35.832832501</meta:creation-date>
    <meta:generator>LibreOffice/6.4.7.2$Linux_X86_64 LibreOffice_project/40$Build-2</meta:generator>
    <dc:date>2022-04-03T23:14:49.947355608</dc:date>
    <meta:editing-duration>PT32M32S</meta:editing-duration>
    <meta:editing-cycles>4</meta:editing-cycles>
    <meta:document-statistic meta:table-count="0" meta:image-count="0" meta:object-count="0" meta:page-count="1" meta:paragraph-count="9" meta:word-count="237" meta:character-count="1389" meta:non-whitespace-character-count="1161"/>
  </office:meta>
</office:document-meta>
</file>